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正黑體" svg:font-family="文泉驛正黑體"/>
    <style:font-face style:name="Droid Sans Fallback1" svg:font-family="'Droid Sans Fallback'" style:font-family-generic="swiss"/>
    <style:font-face style:name="AR PL UKai TW" svg:font-family="'AR PL UKai TW'" style:font-pitch="variable"/>
    <style:font-face style:name="AR PL UKai TW MBE" svg:font-family="'AR PL UKai TW MBE'" style:font-pitch="variable"/>
    <style:font-face style:name="Abyssinica SIL" svg:font-family="'Abyssinica SIL'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94106" officeooo:paragraph-rsid="00194106" style:font-size-asian="54pt" style:font-size-complex="54pt"/>
    </style:style>
    <style:style style:name="P2" style:family="paragraph" style:parent-style-name="Standard">
      <style:text-properties fo:font-size="54pt" officeooo:rsid="00194106" officeooo:paragraph-rsid="001db562" style:font-size-asian="54pt" style:font-size-complex="54pt"/>
    </style:style>
    <style:style style:name="P3" style:family="paragraph" style:parent-style-name="Standard">
      <style:text-properties fo:font-size="54pt" officeooo:rsid="00194106" officeooo:paragraph-rsid="00194106" style:font-name-asian="AR PL UKai TW" style:font-size-asian="54pt" style:font-size-complex="54pt"/>
    </style:style>
    <style:style style:name="P4" style:family="paragraph" style:parent-style-name="Standard">
      <style:text-properties fo:font-size="54pt" officeooo:rsid="00194106" officeooo:paragraph-rsid="001db562" style:font-name-asian="文泉驛正黑體" style:font-size-asian="54pt" style:font-size-complex="54pt"/>
    </style:style>
    <style:style style:name="P5" style:family="paragraph" style:parent-style-name="Standard">
      <style:text-properties style:font-name="Arial Black" fo:font-size="24pt" officeooo:rsid="00194106" officeooo:paragraph-rsid="001db562" style:font-name-asian="Arial Black" style:font-size-asian="24pt" style:font-size-complex="24pt"/>
    </style:style>
    <style:style style:name="P6" style:family="paragraph" style:parent-style-name="Standard">
      <style:text-properties style:font-name="Arial Black" fo:font-size="20pt" officeooo:rsid="00194106" officeooo:paragraph-rsid="00194106" style:font-name-asian="Arial Black" style:font-size-asian="20pt" style:font-size-complex="20pt"/>
    </style:style>
    <style:style style:name="P7" style:family="paragraph" style:parent-style-name="Standard">
      <style:text-properties fo:color="#ff3333" style:font-name="Arial" fo:font-size="24pt" officeooo:rsid="00194106" officeooo:paragraph-rsid="001db562" style:font-name-asian="Arial" style:font-size-asian="24pt" style:font-size-complex="24pt"/>
    </style:style>
    <style:style style:name="P8" style:family="paragraph" style:parent-style-name="Standard">
      <style:text-properties fo:color="#ff3333" style:font-name="Arial" fo:font-size="20pt" officeooo:rsid="00194106" officeooo:paragraph-rsid="001db562" style:font-name-asian="Arial" style:font-size-asian="20pt" style:font-size-complex="20pt"/>
    </style:style>
    <style:style style:name="P9" style:family="paragraph" style:parent-style-name="Standard">
      <style:text-properties fo:color="#ff3333" style:font-name="Arial" fo:font-size="20pt" officeooo:rsid="00194106" officeooo:paragraph-rsid="00194106" style:font-name-asian="Arial" style:font-size-asian="20pt" style:font-size-complex="20pt"/>
    </style:style>
    <style:style style:name="P10" style:family="paragraph" style:parent-style-name="Standard">
      <style:text-properties fo:font-size="20pt" officeooo:rsid="00194106" officeooo:paragraph-rsid="00194106" style:font-size-asian="20pt" style:font-size-complex="20pt"/>
    </style:style>
    <style:style style:name="T1" style:family="text">
      <style:text-properties officeooo:rsid="001db562"/>
    </style:style>
    <style:style style:name="T2" style:family="text">
      <style:text-properties officeooo:rsid="0021ed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這是一段中文字</text:p>
      <text:p text:style-name="P8"><text:span text:style-name="T1">文泉驛正黑 / WenQuanYi Zen Hei </text:span><text:s/>（非襯線體）</text:p>
      <text:p text:style-name="P2"/>
      <text:p text:style-name="P2">這是一段中文字</text:p>
      <text:p text:style-name="P9">細明 / AR PL UMing TW（襯線體）</text:p>
      <text:p text:style-name="P10"/>
      <text:p text:style-name="P3">這是一段中文字</text:p>
      <text:p text:style-name="P9">中楷 / AR PL UKai TW （等寛）</text:p>
      <text:p text:style-name="P6"/>
      <text:p text:style-name="P1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文泉驛正黑體" svg:font-family="文泉驛正黑體"/>
    <style:font-face style:name="Droid Sans Fallback1" svg:font-family="'Droid Sans Fallback'" style:font-family-generic="swiss"/>
    <style:font-face style:name="AR PL UKai TW" svg:font-family="'AR PL UKai TW'" style:font-pitch="variable"/>
    <style:font-face style:name="AR PL UKai TW MBE" svg:font-family="'AR PL UKai TW MBE'" style:font-pitch="variable"/>
    <style:font-face style:name="Abyssinica SIL" svg:font-family="'Abyssinica SIL'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06:36:40.012906811</meta:creation-date>
    <dc:date>2015-08-20T11:47:06.399133380</dc:date>
    <meta:editing-duration>PT2H55M</meta:editing-duration>
    <meta:editing-cycles>6</meta:editing-cycles>
    <meta:generator>LibreOffice/4.4.2.2$Linux_X86_64 LibreOffice_project/40m0$Build-2</meta:generator>
    <meta:document-statistic meta:table-count="0" meta:image-count="0" meta:object-count="0" meta:page-count="1" meta:paragraph-count="6" meta:word-count="59" meta:character-count="101" meta:non-whitespace-character-count="84"/>
  </office:meta>
</office:document-meta>
</file>